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15bff" officeooo:paragraph-rsid="00115b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Questions</text:p>
      <text:p text:style-name="P1">Christopher Bero</text:p>
      <text:p text:style-name="P1"/>
      <text:p text:style-name="P1">1. Is there a way for the OS to know that a particular process is waiting for a lock to be released?</text:p>
      <text:p text:style-name="P1"/>
      <text:p text:style-name="P1">2. What is a good example of barrier use?</text:p>
      <text:p text:style-name="P1">A: Serial set up of multiple data collection channels, with a synchronized start of all channels so that all channels are collecting the same data.</text:p>
      <text:p text:style-name="P1"/>
      <text:p text:style-name="P1">3. What do the variables mean in “sum from i=1 to n of C/p &lt;= 1.”</text:p>
      <text:p text:style-name="P1">A: </text:p>
      <text:p text:style-name="P1">P = Time allocated</text:p>
      <text:p text:style-name="P1">C = Time used</text:p>
      <text:p text:style-name="P1">i = The process</text:p>
      <text:p text:style-name="P1"/>
      <text:p text:style-name="P1">4. What limitation are there for what commands can be connected with a pipe? What happens when your first command provides bad data?</text:p>
      <text:p text:style-name="P1"/>
      <text:p text:style-name="P1">5. ?</text:p>
      <text:p text:style-name="P1"/>
      <text:p text:style-name="P1">6. Is a critical region needed when several processes need to use a printer?</text:p>
      <text:p text:style-name="P1">A: A queue is more likely to be used.</text:p>
      <text:p text:style-name="P1"/>
      <text:p text:style-name="P1">7. Virtual pages: what does the 'x' mean in the diagram?</text:p>
      <text:p text:style-name="P1">A: This is a page not used by the program. It would cause a page fault if a user tried to access it.</text:p>
      <text:p text:style-name="P1"/>
      <text:p text:style-name="P1">8. How are the locations for processes and holes searched for in memory management?</text:p>
      <text:p text:style-name="P1"/>
      <text:p text:style-name="P1">9. When will worst fit be a good scenario for memory management?</text:p>
      <text:p text:style-name="P1"/>
      <text:p text:style-name="P1">10. TSL Instruction – if the XCHG instruction insert 1 into lock, isn't is possible for the code to keep looping forever?</text:p>
      <text:p text:style-name="P1"/>
      <text:p text:style-name="P1">11. Why is it bad for a process to call thread_yield while waiting for a mutex?</text:p>
      <text:p text:style-name="P1">A: There is no guarantee that the mutex will be free when the OS reschedules that process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4:24:53.647288710</meta:creation-date>
    <dc:date>2015-10-01T14:36:27.894554517</dc:date>
    <meta:editing-duration>PT11M34S</meta:editing-duration>
    <meta:editing-cycles>1</meta:editing-cycles>
    <meta:document-statistic meta:table-count="0" meta:image-count="0" meta:object-count="0" meta:page-count="1" meta:paragraph-count="21" meta:word-count="251" meta:character-count="1278" meta:non-whitespace-character-count="1045"/>
    <meta:generator>LibreOffice/5.0.1.2.0$Linux_X86_64 LibreOffice_project/00m0$Build-2</meta:generator>
  </office:meta>
</office:document-meta>
</file>